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Text_20_body">
      <style:paragraph-properties fo:text-align="start" style:justify-single-word="false"/>
    </style:style>
    <style:style style:name="P4" style:family="paragraph" style:parent-style-name="Text_20_body">
      <style:paragraph-properties fo:margin-left="0in" fo:margin-right="0in" style:line-height-at-least="0.2291in" fo:widows="1" fo:text-indent="0in" style:auto-text-indent="false"/>
    </style:style>
    <style:style style:name="P5" style:family="paragraph" style:parent-style-name="Text_20_body">
      <style:paragraph-properties fo:margin-left="0in" fo:margin-right="0in" fo:line-height="100%" fo:widows="1" fo:text-indent="0in" style:auto-text-indent="false"/>
    </style:style>
    <style:style style:name="P6" style:family="paragraph" style:parent-style-name="Text_20_body">
      <style:paragraph-properties fo:margin-left="0in" fo:margin-right="0in" style:line-height-at-least="0.2291in" fo:widows="1" fo:text-indent="0in" style:auto-text-indent="false"/>
      <style:text-properties fo:font-variant="normal" fo:text-transform="none" fo:color="#252525" style:font-name="sans-serif" fo:font-size="10.5pt" fo:letter-spacing="normal" fo:font-style="normal" fo:font-weight="normal"/>
    </style:style>
    <style:style style:name="P7" style:family="paragraph" style:parent-style-name="Text_20_body">
      <style:paragraph-properties fo:margin-left="0in" fo:margin-right="0in" style:line-height-at-least="0.2291in" fo:widows="1" fo:text-indent="0in" style:auto-text-indent="false"/>
      <style:text-properties fo:font-variant="normal" fo:text-transform="none" fo:color="#252525" style:font-name="sans-serif"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paragraph-properties fo:margin-left="0in" fo:margin-right="0in" fo:margin-top="0in" fo:margin-bottom="0in" style:line-height-at-least="0.2291in" fo:text-align="center" style:justify-single-word="false" fo:widows="1" fo:text-indent="0in" style:auto-text-indent="false" fo:padding="0.0311in" fo:border="0.0008in solid #cccccc"/>
    </style:style>
    <style:style style:name="P9" style:family="paragraph" style:parent-style-name="List_20_Contents">
      <style:paragraph-properties fo:margin-left="0in" fo:margin-right="0in" style:line-height-at-least="0.2291in" fo:widows="1" fo:text-indent="0in" style:auto-text-indent="false"/>
      <style:text-properties fo:font-variant="normal" fo:text-transform="none" fo:color="#252525" style:font-name="sans-serif" fo:font-size="10.5pt" fo:letter-spacing="normal" fo:font-style="normal" fo:font-weight="normal"/>
    </style:style>
    <style:style style:name="P10" style:family="paragraph" style:parent-style-name="List_20_Contents">
      <style:paragraph-properties fo:margin-left="0in" fo:margin-right="0in" fo:margin-top="0in" fo:margin-bottom="0.1965in" style:line-height-at-least="0.2291in" fo:widows="1" fo:text-indent="0in" style:auto-text-indent="false"/>
      <style:text-properties fo:font-variant="normal" fo:text-transform="none" fo:color="#252525" style:font-name="sans-serif" fo:font-size="10.5pt" fo:letter-spacing="normal" fo:font-style="normal" fo:font-weight="normal"/>
    </style:style>
    <style:style style:name="P11" style:family="paragraph" style:parent-style-name="List_20_Contents">
      <style:paragraph-properties fo:margin-left="0in" fo:margin-right="0in" fo:margin-top="0in" fo:margin-bottom="0.1965in" style:line-height-at-least="0.2291in" fo:widows="1" fo:text-indent="0in" style:auto-text-indent="false"/>
    </style:style>
    <style:style style:name="P12" style:family="paragraph" style:parent-style-name="List_20_Contents">
      <style:paragraph-properties fo:margin-left="0in" fo:margin-right="0in" fo:margin-top="0in" fo:margin-bottom="0.1965in" fo:line-height="100%" fo:widows="1" fo:text-indent="0in" style:auto-text-indent="false"/>
    </style:style>
    <style:style style:name="P13" style:family="paragraph" style:parent-style-name="Heading_20_3" style:list-style-name="L2">
      <style:paragraph-properties style:line-height-at-least="0.2291in" fo:widows="1"/>
      <style:text-properties fo:font-variant="normal" fo:text-transform="none" fo:color="#000000" style:font-name="sans-serif" fo:font-size="12pt" fo:letter-spacing="normal" fo:font-style="normal" style:text-underline-style="none" fo:font-weight="normal" style:font-size-asian="12pt" style:font-weight-asian="normal" style:font-size-complex="12pt" style:font-weight-complex="normal"/>
    </style:style>
    <style:style style:name="P14" style:family="paragraph" style:parent-style-name="Heading_20_3" style:list-style-name="L2">
      <style:paragraph-properties style:line-height-at-least="0.2291in" fo:widows="1"/>
      <style:text-properties fo:font-size="12pt" style:text-underline-style="none" fo:font-weight="normal" style:font-size-asian="12pt" style:font-weight-asian="normal" style:font-size-complex="12pt" style:font-weight-complex="normal"/>
    </style:style>
    <style:style style:name="T1" style:family="text">
      <style:text-properties fo:font-variant="normal" fo:text-transform="none" fo:color="#252525" style:font-name="sans-serif" fo:font-size="10.5pt" fo:letter-spacing="normal" fo:font-style="normal" fo:font-weight="normal"/>
    </style:style>
    <style:style style:name="T2" style:family="text">
      <style:text-properties fo:font-variant="normal" fo:text-transform="none" fo:color="#252525" style:font-name="sans-serif" fo:font-size="10.5pt" fo:letter-spacing="normal" fo:font-style="normal" fo:font-weight="bold"/>
    </style:style>
    <style:style style:name="T3" style:family="text">
      <style:text-properties fo:font-variant="normal" fo:text-transform="none" fo:color="#252525" style:font-name="sans-serif" fo:font-size="10.5pt" fo:letter-spacing="normal" fo:font-style="normal" style:text-underline-style="none" fo:font-weight="normal" style:font-size-asian="12pt" style:font-weight-asian="normal" style:font-size-complex="12pt" style:font-weight-complex="normal"/>
    </style:style>
    <style:style style:name="T4" style:family="text">
      <style:text-properties fo:font-variant="normal" fo:text-transform="none" fo:color="#252525" style:font-name="sans-serif" fo:font-size="10.5pt" fo:letter-spacing="normal" fo:font-style="italic" fo:font-weight="normal"/>
    </style:style>
    <style:style style:name="T5" style:family="text">
      <style:text-properties fo:font-variant="normal" fo:text-transform="none" fo:color="#252525" style:font-name="sans-serif" fo:font-size="9pt" fo:letter-spacing="normal" fo:font-style="normal" fo:font-weight="normal" fo:background-color="#f9f9f9"/>
    </style:style>
    <style:style style:name="T6"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7" style:family="text">
      <style:text-properties fo:font-variant="normal" fo:text-transform="none" fo:color="#0b0080" style:text-line-through-style="none" style:font-name="sans-serif" fo:font-size="10.5pt" fo:letter-spacing="normal" fo:font-style="normal" style:text-underline-style="none" fo:font-weight="normal" style:text-blinking="false" style:font-size-asian="12pt" style:font-weight-asian="normal" style:font-size-complex="12pt" style:font-weight-complex="normal"/>
    </style:style>
    <style:style style:name="T8" style:family="text">
      <style:text-properties fo:font-variant="normal" fo:text-transform="none" fo:color="#0b0080" style:text-line-through-style="none" style:font-name="sans-serif" fo:font-size="8.25pt" fo:letter-spacing="normal" fo:font-style="normal" style:text-underline-style="none" fo:font-weight="normal" style:text-blinking="false"/>
    </style:style>
    <style:style style:name="T9"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9f9f9"/>
    </style:style>
    <style:style style:name="T10" style:family="text">
      <style:text-properties fo:font-variant="normal" fo:text-transform="none" fo:color="#0b0080" style:text-line-through-style="none" style:font-name="sans-serif" fo:letter-spacing="normal" fo:font-style="normal" fo:font-weight="bold" style:text-blinking="false"/>
    </style:style>
    <style:style style:name="T11" style:family="text">
      <style:text-properties fo:font-variant="normal" fo:text-transform="none" fo:color="#0b0080" style:text-line-through-style="none" style:font-name="sans-serif" fo:letter-spacing="normal" fo:font-style="normal" style:text-blinking="false"/>
    </style:style>
    <style:style style:name="T12" style:family="text">
      <style:text-properties fo:font-variant="normal" fo:text-transform="none" fo:color="#000000" style:font-name="sans-serif" fo:letter-spacing="normal" fo:font-style="normal"/>
    </style:style>
    <style:style style:name="T13" style:family="text">
      <style:text-properties fo:font-variant="normal" fo:text-transform="none" fo:color="#000000" style:font-name="sans-serif" fo:letter-spacing="normal" fo:font-style="normal" fo:font-weight="bold"/>
    </style:style>
    <style:style style:name="T14" style:family="text">
      <style:text-properties fo:font-variant="normal" fo:text-transform="none" fo:color="#555555" style:font-name="sans-serif" fo:letter-spacing="normal" fo:font-style="normal"/>
    </style:style>
    <style:style style:name="T15" style:family="text">
      <style:text-properties fo:font-variant="normal" fo:text-transform="none" fo:color="#555555" style:font-name="sans-serif" fo:letter-spacing="normal" fo:font-style="normal" fo:font-weight="bold"/>
    </style:style>
    <style:style style:name="T16" style:family="text">
      <style:text-properties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yclomatic Code Complexity</text:p>
      <text:p text:style-name="P2"/>
      <text:p text:style-name="P2"/>
      <text:p text:style-name="P3"><text:span text:style-name="T3">The cyclomatic complexity of a section of </text:span><text:span text:style-name="T7">source code </text:span><text:span text:style-name="T3">is the number of linearly independent </text:span><text:span text:style-name="T7">paths </text:span><text:span text:style-name="T3">within it. For instance, if the source code contained no </text:span><text:span text:style-name="T7">control flow statements </text:span><text:span text:style-name="T3">(conditionals or decision points), the complexity would be 1, since there would be only a single path through the code. If the code had one single-condition IF statement, there would be two paths through the code: one where the IF statement evaluates to TRUE and another one where it evaluates to FALSE, so the complexity would be 2. Two nested single-condition IFs, or one IF with two conditions, would produce a complexity of 4.</text:span></text:p>
      <text:p text:style-name="P5"><text:span text:style-name="T1">Mathematically, the cyclomatic complexity of a </text:span><text:span text:style-name="T6">structured program</text:span><text:span text:style-name="T8"> </text:span><text:span text:style-name="T1">is defined with reference to the </text:span><text:span text:style-name="T6">control flow graph </text:span><text:span text:style-name="T1">of the program, a </text:span><text:span text:style-name="T6">directed graph </text:span><text:span text:style-name="T1">containing the </text:span><text:span text:style-name="T6">basic blocks </text:span><text:span text:style-name="T1">of the program, with an edge between two basic blocks if control may pass from the first to the second. The complexity </text:span><text:span text:style-name="T2">M </text:span><text:span text:style-name="T1">is then defined as</text:span><text:bookmark text:name="cite_ref-mccabe76_3-0"/><text:a xlink:type="simple" xlink:href="https://en.wikipedia.org/wiki/Cyclomatic_complexity#cite_note-mccabe76-3" text:style-name="Internet_20_link" text:visited-style-name="Visited_20_Internet_20_Link"><text:span text:style-name="T8">[2]</text:span></text:a></text:p>
      <text:p text:style-name="P10"><text:span text:style-name="T16">M</text:span> = <text:span text:style-name="T16">E</text:span> − <text:span text:style-name="T16">N</text:span> + 2<text:span text:style-name="T16">P</text:span>,</text:p>
      <text:p text:style-name="P6">where</text:p>
      <text:p text:style-name="P9"><text:span text:style-name="T16">E</text:span> = the number of edges of the graph.</text:p>
      <text:p text:style-name="P9"><text:span text:style-name="T16">N</text:span> = the number of nodes of the graph.</text:p>
      <text:p text:style-name="P11"><text:span text:style-name="T4">P</text:span><text:span text:style-name="T1"> = the number of </text:span><text:span text:style-name="T6">connected components</text:span><text:span text:style-name="T1">.</text:span></text:p>
      <text:p text:style-name="P8"><text:span text:style-name="T5"/></text:p>
      <text:p text:style-name="P5"><text:span text:style-name="T1">An alternative formulation is to use a graph in which each exit point is connected back to the entry point. In this case, the graph is</text:span><text:span text:style-name="T6">strongly connected</text:span><text:span text:style-name="T1">, and the cyclomatic complexity of the program is equal to the </text:span><text:span text:style-name="T6">cyclomatic number</text:span><text:span text:style-name="T1"> of its graph (also known as the </text:span><text:span text:style-name="T6">first Betti number</text:span><text:span text:style-name="T1">), which is defined as</text:span></text:p>
      <text:p text:style-name="P10"><text:span text:style-name="T16">M</text:span> = <text:span text:style-name="T16">E</text:span> − <text:span text:style-name="T16">N</text:span> + <text:span text:style-name="T16">P</text:span>.</text:p>
      <text:p text:style-name="P4"><text:span text:style-name="T1">This may be seen as calculating the number of </text:span><text:span text:style-name="T6">linearly independent cycles</text:span><text:span text:style-name="T1"> that exist in the graph, i.e. those cycles that do not contain other cycles within themselves. Note that because each exit point loops back to the entry point, there is at least one such cycle for each exit point.</text:span></text:p>
      <text:p text:style-name="P6">For a single program (or subroutine or method), <text:span text:style-name="T16">P</text:span> is always equal to 1. So a simpler formula for a single subroutine is</text:p>
      <text:p text:style-name="P12"><text:span text:style-name="T4">M</text:span><text:span text:style-name="T1"> = </text:span><text:span text:style-name="T4">E</text:span><text:span text:style-name="T1"> − </text:span><text:span text:style-name="T4">N</text:span><text:span text:style-name="T1"> + 2.</text:span></text:p>
      <text:p text:style-name="P6">Cyclomatic complexity may, however, be applied to several such programs or subprograms at the same time (e.g., to all of the methods in a class), and in these cases <text:span text:style-name="T16">P</text:span> will be equal to the number of programs in question, as each subprogram will appear as a disconnected subset of the graph.</text:p>
      <text:p text:style-name="P6"/>
      <text:p text:style-name="P6"/>
      <text:p text:style-name="P6"/>
      <text:p text:style-name="P6"/>
      <text:p text:style-name="P6"/>
      <text:p text:style-name="P6"/>
      <text:p text:style-name="P6"/>
      <text:p text:style-name="P6"><text:soft-page-break/></text:p>
      <text:p text:style-name="P7">Applications:</text:p>
      <text:list xml:id="list5618884618094104523" text:style-name="L2">
        <text:list-item>
          <text:list>
            <text:list-item>
              <text:list>
                <text:list-item>
                  <text:h text:style-name="P13" text:outline-level="3"><text:bookmark text:name="Limiting_complexity_during_development"/>Limiting complexity during development</text:h>
                </text:list-item>
                <text:list-item>
                  <text:h text:style-name="P13" text:outline-level="3"><text:bookmark text:name="Measuring_the_.22structuredness.22_of_a_program"/>Measuring the "structuredness" of a program</text:h>
                </text:list-item>
                <text:list-item>
                  <text:h text:style-name="P13" text:outline-level="3"><text:bookmark text:name="Implications_for_software_testing"/>Implications for software testing</text:h>
                </text:list-item>
                <text:list-item>
                  <text:h text:style-name="P14" text:outline-level="3"><text:bookmark text:name="Correlation_to_number_of_defects"/><text:span text:style-name="T12">Correlation to number of defects</text:span></text:h>
                </text:list-item>
              </text:list>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22S</meta:editing-duration>
    <meta:editing-cycles>3</meta:editing-cycles>
    <meta:generator>OpenOffice/4.1.1$Win32 OpenOffice.org_project/411m6$Build-9775</meta:generator>
    <dc:date>2016-06-20T13:10:12.24</dc:date>
    <meta:document-statistic meta:table-count="0" meta:image-count="0" meta:object-count="0" meta:page-count="2" meta:paragraph-count="19" meta:word-count="411" meta:character-count="2284"/>
    <meta:user-defined meta:name="Info 1"/>
    <meta:user-defined meta:name="Info 2"/>
    <meta:user-defined meta:name="Info 3"/>
    <meta:user-defined meta:name="Info 4"/>
  </office:meta>
</office:document-meta>
</file>